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0c15a" officeooo:paragraph-rsid="0020c15a"/>
    </style:style>
    <style:style style:name="P2" style:family="paragraph" style:parent-style-name="Standard">
      <style:text-properties officeooo:paragraph-rsid="0020c15a"/>
    </style:style>
    <style:style style:name="P3" style:family="paragraph" style:parent-style-name="Text_20_body">
      <style:text-properties officeooo:paragraph-rsid="0020c15a"/>
    </style:style>
    <style:style style:name="P4" style:family="paragraph" style:parent-style-name="Standard">
      <style:text-properties fo:font-weight="bold" officeooo:rsid="0020c15a" officeooo:paragraph-rsid="0020c15a" style:font-weight-asian="bold" style:font-weight-complex="bold"/>
    </style:style>
    <style:style style:name="P5" style:family="paragraph" style:parent-style-name="Standard">
      <style:text-properties fo:font-weight="bold" officeooo:rsid="00219ba2" officeooo:paragraph-rsid="00219ba2" style:font-weight-asian="bold" style:font-weight-complex="bold"/>
    </style:style>
    <style:style style:name="P6" style:family="paragraph" style:parent-style-name="Standard">
      <style:text-properties fo:font-weight="bold" officeooo:rsid="0021f1eb" officeooo:paragraph-rsid="0021f1eb" style:font-weight-asian="bold" style:font-weight-complex="bold"/>
    </style:style>
    <style:style style:name="P7" style:family="paragraph" style:parent-style-name="Standard">
      <style:text-properties fo:font-weight="bold" officeooo:rsid="00235374" officeooo:paragraph-rsid="00235374" style:font-weight-asian="bold" style:font-weight-complex="bold"/>
    </style:style>
    <style:style style:name="P8" style:family="paragraph" style:parent-style-name="Standard">
      <style:text-properties fo:font-weight="bold" officeooo:rsid="00261ef2" officeooo:paragraph-rsid="00261ef2" style:font-weight-asian="bold" style:font-weight-complex="bold"/>
    </style:style>
    <style:style style:name="P9" style:family="paragraph" style:parent-style-name="Standard">
      <style:text-properties fo:font-weight="bold" officeooo:rsid="00277e44" officeooo:paragraph-rsid="00277e44" style:font-weight-asian="bold" style:font-weight-complex="bold"/>
    </style:style>
    <style:style style:name="P10" style:family="paragraph" style:parent-style-name="Standard">
      <style:text-properties fo:font-weight="bold" officeooo:rsid="002803df" officeooo:paragraph-rsid="002803df" style:font-weight-asian="bold" style:font-weight-complex="bold"/>
    </style:style>
    <style:style style:name="P11" style:family="paragraph" style:parent-style-name="Standard">
      <style:text-properties fo:font-weight="bold" officeooo:rsid="002a4419" officeooo:paragraph-rsid="002a4419" style:font-weight-asian="bold" style:font-weight-complex="bold"/>
    </style:style>
    <style:style style:name="P12" style:family="paragraph" style:parent-style-name="Standard">
      <style:text-properties fo:font-weight="bold" officeooo:rsid="002b8499" officeooo:paragraph-rsid="002b8499" style:font-weight-asian="bold" style:font-weight-complex="bold"/>
    </style:style>
    <style:style style:name="P13" style:family="paragraph" style:parent-style-name="Text_20_body">
      <style:text-properties fo:font-weight="bold" officeooo:rsid="002d8d2d" officeooo:paragraph-rsid="002d8d2d" style:font-weight-asian="bold" style:font-weight-complex="bold"/>
    </style:style>
    <style:style style:name="P14" style:family="paragraph" style:parent-style-name="Text_20_body">
      <style:text-properties fo:font-weight="bold" officeooo:rsid="002e1da9" officeooo:paragraph-rsid="002e1da9" style:font-weight-asian="bold" style:font-weight-complex="bold"/>
    </style:style>
    <style:style style:name="P15" style:family="paragraph" style:parent-style-name="Text_20_body">
      <style:text-properties fo:font-weight="bold" officeooo:rsid="002e790c" officeooo:paragraph-rsid="002e790c" style:font-weight-asian="bold" style:font-weight-complex="bold"/>
    </style:style>
    <style:style style:name="P16" style:family="paragraph" style:parent-style-name="Standard">
      <style:text-properties officeooo:rsid="00219ba2" officeooo:paragraph-rsid="00219ba2"/>
    </style:style>
    <style:style style:name="P17" style:family="paragraph" style:parent-style-name="Standard">
      <style:text-properties officeooo:paragraph-rsid="00219ba2"/>
    </style:style>
    <style:style style:name="P18" style:family="paragraph" style:parent-style-name="Standard">
      <style:text-properties officeooo:rsid="0021f1eb" officeooo:paragraph-rsid="0021f1eb"/>
    </style:style>
    <style:style style:name="P19" style:family="paragraph" style:parent-style-name="Standard">
      <style:text-properties officeooo:paragraph-rsid="0021f1eb"/>
    </style:style>
    <style:style style:name="P20" style:family="paragraph" style:parent-style-name="Standard">
      <style:text-properties officeooo:rsid="00235374" officeooo:paragraph-rsid="00235374"/>
    </style:style>
    <style:style style:name="P21" style:family="paragraph" style:parent-style-name="Standard">
      <style:text-properties officeooo:paragraph-rsid="00235374"/>
    </style:style>
    <style:style style:name="P22" style:family="paragraph" style:parent-style-name="Standard">
      <style:text-properties officeooo:rsid="00261ef2" officeooo:paragraph-rsid="00261ef2"/>
    </style:style>
    <style:style style:name="P23" style:family="paragraph" style:parent-style-name="Standard">
      <style:text-properties officeooo:paragraph-rsid="00261ef2"/>
    </style:style>
    <style:style style:name="P24" style:family="paragraph" style:parent-style-name="Standard">
      <style:text-properties officeooo:rsid="00277e44" officeooo:paragraph-rsid="00277e44"/>
    </style:style>
    <style:style style:name="P25" style:family="paragraph" style:parent-style-name="Standard">
      <style:text-properties officeooo:paragraph-rsid="00277e44"/>
    </style:style>
    <style:style style:name="P26" style:family="paragraph" style:parent-style-name="Standard">
      <style:text-properties officeooo:rsid="002803df" officeooo:paragraph-rsid="002803df"/>
    </style:style>
    <style:style style:name="P27" style:family="paragraph" style:parent-style-name="Standard">
      <style:text-properties officeooo:rsid="002803df" officeooo:paragraph-rsid="0029b9f6"/>
    </style:style>
    <style:style style:name="P28" style:family="paragraph" style:parent-style-name="Standard">
      <style:text-properties officeooo:rsid="002803df" officeooo:paragraph-rsid="002a4419"/>
    </style:style>
    <style:style style:name="P29" style:family="paragraph" style:parent-style-name="Standard">
      <style:text-properties officeooo:rsid="002803df" officeooo:paragraph-rsid="002b8499"/>
    </style:style>
    <style:style style:name="P30" style:family="paragraph" style:parent-style-name="Standard">
      <style:text-properties officeooo:rsid="002803df" officeooo:paragraph-rsid="002c3ff9"/>
    </style:style>
    <style:style style:name="P31" style:family="paragraph" style:parent-style-name="Text_20_body">
      <style:text-properties officeooo:rsid="002803df" officeooo:paragraph-rsid="002c3ff9"/>
    </style:style>
    <style:style style:name="P32" style:family="paragraph" style:parent-style-name="Standard">
      <style:text-properties officeooo:rsid="0029b9f6" officeooo:paragraph-rsid="0029b9f6"/>
    </style:style>
    <style:style style:name="P33" style:family="paragraph" style:parent-style-name="Standard">
      <style:text-properties officeooo:paragraph-rsid="002803df"/>
    </style:style>
    <style:style style:name="P34" style:family="paragraph" style:parent-style-name="Standard">
      <style:text-properties officeooo:paragraph-rsid="0029b9f6"/>
    </style:style>
    <style:style style:name="P35" style:family="paragraph" style:parent-style-name="Standard">
      <style:text-properties officeooo:rsid="002b8499" officeooo:paragraph-rsid="002b8499"/>
    </style:style>
    <style:style style:name="P36" style:family="paragraph" style:parent-style-name="Standard">
      <style:text-properties officeooo:paragraph-rsid="002b8499"/>
    </style:style>
    <style:style style:name="P37" style:family="paragraph" style:parent-style-name="Text_20_body">
      <style:text-properties officeooo:rsid="002d8d2d" officeooo:paragraph-rsid="002d8d2d"/>
    </style:style>
    <style:style style:name="P38" style:family="paragraph" style:parent-style-name="Text_20_body">
      <style:text-properties officeooo:rsid="002e1da9" officeooo:paragraph-rsid="002e1da9"/>
    </style:style>
    <style:style style:name="P39" style:family="paragraph" style:parent-style-name="Text_20_body">
      <style:text-properties officeooo:rsid="002e790c" officeooo:paragraph-rsid="002e790c"/>
    </style:style>
    <style:style style:name="P40" style:family="paragraph" style:parent-style-name="Standard">
      <style:text-properties officeooo:paragraph-rsid="0020c15a"/>
    </style:style>
    <style:style style:name="P41" style:family="paragraph" style:parent-style-name="Standard">
      <style:text-properties officeooo:rsid="00261ef2" officeooo:paragraph-rsid="00261ef2"/>
    </style:style>
    <style:style style:name="T1" style:family="text">
      <style:text-properties officeooo:rsid="0020c15a"/>
    </style:style>
    <style:style style:name="T2" style:family="text">
      <style:text-properties officeooo:rsid="00219ba2"/>
    </style:style>
    <style:style style:name="T3" style:family="text">
      <style:text-properties officeooo:rsid="0021f1eb"/>
    </style:style>
    <style:style style:name="T4" style:family="text">
      <style:text-properties officeooo:rsid="00235374"/>
    </style:style>
    <style:style style:name="T5" style:family="text">
      <style:text-properties officeooo:rsid="00261ef2"/>
    </style:style>
    <style:style style:name="T6" style:family="text">
      <style:text-properties officeooo:rsid="0026926d"/>
    </style:style>
    <style:style style:name="T7" style:family="text">
      <style:text-properties officeooo:rsid="0027175b"/>
    </style:style>
    <style:style style:name="T8" style:family="text">
      <style:text-properties officeooo:rsid="00277e44"/>
    </style:style>
    <style:style style:name="T9" style:family="text">
      <style:text-properties officeooo:rsid="002803df"/>
    </style:style>
    <style:style style:name="T10" style:family="text">
      <style:text-properties officeooo:rsid="0029b9f6"/>
    </style:style>
    <style:style style:name="T11" style:family="text">
      <style:text-properties officeooo:rsid="002a4419"/>
    </style:style>
    <style:style style:name="T12" style:family="text">
      <style:text-properties officeooo:rsid="002d8d2d"/>
    </style:style>
    <style:style style:name="T13" style:family="text">
      <style:text-properties officeooo:rsid="002e790c"/>
    </style:style>
    <style:style style:name="T14" style:family="text">
      <style:text-properties officeooo:rsid="00335f24"/>
    </style:style>
    <style:style style:name="T15" style:family="text">
      <style:text-properties officeooo:rsid="00343ac4"/>
    </style:style>
    <style:style style:name="T16" style:family="text">
      <style:text-properties officeooo:rsid="0034891a"/>
    </style:style>
    <style:style style:name="T17" style:family="text">
      <style:text-properties officeooo:rsid="00357b5f"/>
    </style:style>
    <style:style style:name="T18" style:family="text">
      <style:text-properties fo:font-weight="bold" style:font-weight-asian="bold" style:font-weight-complex="bold"/>
    </style:style>
    <style:style style:name="T19" style:family="text">
      <style:text-properties fo:font-weight="bold" officeooo:rsid="00357b5f" style:font-weight-asian="bold" style:font-weight-complex="bold"/>
    </style:style>
    <style:style style:name="T20" style:family="text">
      <style:text-properties fo:font-weight="bold" officeooo:rsid="0027175b" style:font-weight-asian="bold" style:font-weight-complex="bold"/>
    </style:style>
    <style:style style:name="T21" style:family="text">
      <style:text-properties fo:font-weight="bold" officeooo:rsid="0026926d" style:font-weight-asian="bold" style:font-weight-complex="bold"/>
    </style:style>
    <style:style style:name="T22" style:family="text">
      <style:text-properties style:text-position="super 58%" officeooo:rsid="00357b5f"/>
    </style:style>
    <style:style style:name="T23" style:family="text">
      <style:text-properties officeooo:rsid="003641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1"/>
      <text:p text:style-name="P3">- The topic of this <text:span text:style-name="T14">thesis</text:span> is the modeling of platoons of motorcyclists driving in the Black Forest using the cellular automata approach.</text:p>
      <text:p text:style-name="P3">- In general, CA models are represented in a 2D grid where space and time are <text:span text:style-name="T15">discrete</text:span>. Within each time step, a <text:span text:style-name="T14">automata </text:span>exchanges information <text:span text:style-name="T14">with others o</text:span>n predefined rules.</text:p>
      <text:p text:style-name="P2"/>
      <text:p text:style-name="P2"/>
      <text:p text:style-name="P4">2.</text:p>
      <text:p text:style-name="P1"/>
      <text:p text:style-name="P2"><text:span text:style-name="T1">- </text:span>First, I will present the model setup and important parameters and metrics, such as the definition of road curvature and the "fun metric".</text:p>
      <text:p text:style-name="P1"/>
      <text:p text:style-name="P2"><text:span text:style-name="T1">- </text:span>Next, I will show the simulation results, highlighting the impact of curvature and mixed traffic on overall traffic flow.</text:p>
      <text:p text:style-name="P2"/>
      <text:p text:style-name="P2"><text:span text:style-name="T1">- </text:span>I will then demonstrate the behavior of a platoon <text:span text:style-name="T15">exemplary on the </text:span>Großherzog-Freidrich-Luisen-Straße</text:p>
      <text:p text:style-name="P1"/>
      <text:p text:style-name="P2"><text:span text:style-name="T1">- </text:span>After that, I will compare the rankings of seven selected streets <text:span text:style-name="T15">of the</text:span> Black Forest region <text:span text:style-name="T15">using </text:span>the fun value</text:p>
      <text:p text:style-name="P1"/>
      <text:p text:style-name="P2"><text:span text:style-name="T1">- </text:span>Finally, I will provide a <text:span text:style-name="T18">summary of the key conclusions</text:span> drawn from this model.</text:p>
      <text:p text:style-name="P2"/>
      <text:p text:style-name="P2"/>
      <text:p text:style-name="P5">3.</text:p>
      <text:p text:style-name="P16"/>
      <text:p text:style-name="P17"><text:span text:style-name="T2">- </text:span>The road is modeled as a Python list with each element representing a tile of about 3 meters.<text:span text:style-name="T2"> </text:span>This length was chosen to match the <text:span text:style-name="T16">needed space</text:span> of a motorcycle in a complete traffic jam. The road has a left and a right lane, with the right lane being the preferred lane for driving.</text:p>
      <text:p text:style-name="P16"/>
      <text:p text:style-name="P17"><text:span text:style-name="T2">- </text:span>The simulation includes motorcyclists, cars, and bikes </text:p>
      <text:p text:style-name="P16"/>
      <text:p text:style-name="P17"><text:span text:style-name="T2">- </text:span>The movement of vehicles is modeled as integer values that determine how many tiles a vehicle can move forward in each time step <text:span text:style-name="T3">and </text:span>maximum speed is constrained by the curvature of the road.</text:p>
      <text:p text:style-name="P16"/>
      <text:p text:style-name="P17"><text:span text:style-name="T2">- </text:span>To change lanes, a vehicle simply moves sideways to the corresponding lane in the tile.</text:p>
      <text:p text:style-name="P17"/>
      <text:p text:style-name="P17"/>
      <text:p text:style-name="P6">4.</text:p>
      <text:p text:style-name="P18"/>
      <text:p text:style-name="P19"><text:span text:style-name="T3">- </text:span>The simulation time-step is set to correspond to one real second<text:span text:style-name="T3">:</text:span></text:p>
      <text:p text:style-name="P18"/>
      <text:p text:style-name="P19"><text:span text:style-name="T3">- </text:span>Vehicle placement on the road is randomized, except for the motorcyclist platoon, which starts at the beginning of the road. <text:span text:style-name="T4">With this the initialization effect can be countered-</text:span></text:p>
      <text:p text:style-name="P18"/>
      <text:p text:style-name="P19"><text:span text:style-name="T3">- </text:span>The motorcyclist platoon maintains a preferred distance of five tiles, equivalent to about 15 meters. This distance was chosen based on the "1-second rule" for staggered platoon formation driving at 55 km/h, as found through online research.</text:p>
      <text:p text:style-name="P19"><text:soft-page-break/></text:p>
      <text:p text:style-name="P7">5.</text:p>
      <text:p text:style-name="P20"/>
      <text:p text:style-name="P21"><text:span text:style-name="T4">- </text:span><text:span text:style-name="T17">Since the update rule of the vehicles is </text:span><text:span text:style-name="T19">sequential</text:span><text:span text:style-name="T17"> t</text:span>he motorcyclists take into account not only their own speed but also the speed of their driving partners.</text:p>
      <text:p text:style-name="P21"/>
      <text:p text:style-name="P21">- Since a platoon drives in a <text:span text:style-name="T18">line </text:span><text:span text:style-name="T19">with preferred symmetric distance</text:span>. Therefore, the preferred distance to the partner behind has priority over the preferred distance to the partner in front.</text:p>
      <text:p text:style-name="P21"/>
      <text:p text:style-name="P21">- Once the optimal distance to each other is achieved, the motorcyclist can focus on optimizing their speed according to the curvature</text:p>
      <text:p text:style-name="P21"/>
      <text:p text:style-name="P21">- Since the platoon <text:span text:style-name="T17">formation is a line, </text:span>only the leader <text:span text:style-name="T17">will</text:span> attempt an overtaking maneuver.</text:p>
      <text:p text:style-name="P21"/>
      <text:p text:style-name="P21">- <text:span text:style-name="T17">For illustration this picture shows the street</text:span>. The first line represents the left lane, while the second line represents the right lane. Traffic moves from left to right with periodic boundary conditions. Empty tiles are represented as dots <text:span text:style-name="T17">with every 10</text:span><text:span text:style-name="T22">th</text:span><text:span text:style-name="T17"> is represented as a vertical</text:span>. The alphabet M, B, C, <text:span text:style-name="T17">X, </text:span>represents a motorcyclist, bike, and a car, <text:span text:style-name="T17">and the focused vehicle. The number </text:span>next to the alphabet indicate their speed. </text:p>
      <text:p text:style-name="P21"/>
      <text:p text:style-name="P21">- <text:span text:style-name="T17">The variables show how far a motorcyclist can view. He has a </text:span>distance_behind equals the distance_behind_partner when they drive in a line. The motorcyclist also looks forward with distance_front, which is equivalent to their distance_ahead_partner. They also have to consider the distance_behind_other_lane as well as the distance_front_other_lane for overtaking maneuvers.</text:p>
      <text:p text:style-name="Standard"/>
      <text:p text:style-name="Standard"/>
      <text:p text:style-name="P8">6.</text:p>
      <text:p text:style-name="P22"/>
      <text:p text:style-name="P23"><text:span text:style-name="T5">- </text:span>This slide shows how the curvature of a street is calculated, based on the definition and calculation from the website roadcurvature.com.</text:p>
      <text:p text:style-name="P22"/>
      <text:p text:style-name="P23"><text:span text:style-name="T5">- </text:span>The road is divided into vertices, and each three points form a triangle. For each triangle, there exists a circle that intersects the three points. The red lines indicate their radii.</text:p>
      <text:p text:style-name="P22"/>
      <text:p text:style-name="P23"><text:span text:style-name="T5">- </text:span>Each edge or segment of the road is assigned a curvature based on the average of the neighboring radii. However, if the radius is too large, it is cut off.</text:p>
      <text:p text:style-name="P22"/>
      <text:p text:style-name="P22">- <text:span text:style-name="T7">The curvature of the </text:span><text:span text:style-name="T20">segments gets weighted according twistyness</text:span><text:span text:style-name="T7"> and t</text:span><text:span text:style-name="T6">he curvature of the </text:span><text:span text:style-name="T7">whole </text:span><text:span text:style-name="T6">road is the the </text:span><text:span text:style-name="T21">sum of those segment curvature</text:span><text:span text:style-name="T20">s</text:span></text:p>
      <text:p text:style-name="P22"/>
      <text:p text:style-name="P23"><text:span text:style-name="T5">- </text:span>The road is subsequently <text:span text:style-name="T23">categorized</text:span> according to its <text:span text:style-name="T23">range of </text:span>twistiness, as shown in the picture on the right, which is gathered from the website for the Großherzog-Friedrich-LuisenStraße.</text:p>
      <text:p text:style-name="P22"/>
      <text:p text:style-name="P23"><text:span text:style-name="T5">- </text:span><text:span text:style-name="T23">The length is then converted into tiles of 3m in length</text:span></text:p>
      <text:p text:style-name="P23"/>
      <text:p text:style-name="P23"/>
      <text:p text:style-name="P9">7.</text:p>
      <text:p text:style-name="P24"/>
      <text:p text:style-name="P25"><text:soft-page-break/><text:span text:style-name="T8">- </text:span><text:span text:style-name="T23">To get the preferred speed according to the curvature, </text:span>I asked two students to provide their opinions on how fast they would like to drive on a motorcycle after showing them pictures of streets with high curvatures.</text:p>
      <text:p text:style-name="P24"/>
      <text:p text:style-name="P24">- I then do a regression with the x-axis the curvature seen on the picture and the estimated preferred speed in km/h on the y-axis.</text:p>
      <text:p text:style-name="P24"/>
      <text:p text:style-name="P25"><text:span text:style-name="T8">- </text:span><text:span text:style-name="T23">t</text:span>he respective speed in tiles per time-step <text:span text:style-name="T10">and defined the maximum speed just to be one higher than the prefered speed s.t. the platoon can easier adjust their distance to each other and cars can actually drive faster than a motorcycle. </text:span></text:p>
      <text:p text:style-name="P25"/>
      <text:p text:style-name="P25"/>
      <text:p text:style-name="P9">9.</text:p>
      <text:p text:style-name="P24"/>
      <text:p text:style-name="P24">- Next I show you how I defined fun for a motorcyclist.</text:p>
      <text:p text:style-name="P24"/>
      <text:p text:style-name="P24">- The fun part is calculating how well the preferred distance is maintained with gain_ahead and gain_behind, as well as how well the preferred speed is maintained for each time step. Since the platoon travels in a line, the leader and the sweeper have at most one partner, so their value is simply doubled to make comparisons easier.</text:p>
      <text:p text:style-name="P24"/>
      <text:p text:style-name="P24">- Each of these variables is modeled by a standard normal distribution with a center at zero, which means that the optimal distance or speed has been reached.</text:p>
      <text:p text:style-name="P24"/>
      <text:p text:style-name="P24">- Since the motorcyclist chooses to ride in the Black Forest region because of its curvature and neglects the view here, the speed is weighted with 0.25 for low curvatures and 1 for higher curvatures.</text:p>
      <text:p text:style-name="P24"/>
      <text:p text:style-name="P24">- This plot shows the fun distribution of five motorcyclists on a road with 600 curvatures per tile. The x-axis represents the time steps of the simulation and the y-axis the fun at each step. We can see that the maximum is reached at 15 time steps at 1.2, which is 3 times the height of the normal standard distribution.</text:p>
      <text:p text:style-name="P24"/>
      <text:p text:style-name="P10">10.</text:p>
      <text:p text:style-name="P26"/>
      <text:p text:style-name="P33"><text:span text:style-name="T9">- </text:span>This slide shows the effect of vehicle density on traffic flow.</text:p>
      <text:p text:style-name="P26"/>
      <text:p text:style-name="P26">- The traffic flow is defined how many vehicles pass through a section for each lane averaged <text:span text:style-name="T11">over all the </text:span>time-steps the simulation is running.</text:p>
      <text:p text:style-name="P27">- <text:span text:style-name="T10">The configuration are shown here:</text:span></text:p>
      <text:p text:style-name="P27"><text:span text:style-name="T10"><text:tab/>The car_share is 1 meaning </text:span><text:span text:style-name="T11">that </text:span><text:span text:style-name="T10">all vehicles except for 5 motorcyclist are cars</text:span></text:p>
      <text:p text:style-name="P27"><text:tab/><text:span text:style-name="T10">the curvature of the street is </text:span><text:span text:style-name="T11">kept</text:span><text:span text:style-name="T10"> constant </text:span><text:span text:style-name="T11">at</text:span><text:span text:style-name="T10"> 400</text:span></text:p>
      <text:p text:style-name="P27"><text:tab/><text:span text:style-name="T10">The street is 2000 tiles long</text:span></text:p>
      <text:p text:style-name="P27"><text:tab/><text:span text:style-name="T10">the simulation is run </text:span><text:span text:style-name="T11">for </text:span><text:span text:style-name="T10">1000 time-</text:span><text:span text:style-name="T11">steps</text:span></text:p>
      <text:p text:style-name="P27"><text:tab/><text:span text:style-name="T10">for each density the simulation is run 10 times </text:span></text:p>
      <text:p text:style-name="P27"/>
      <text:p text:style-name="P34"><text:span text:style-name="T10">- </text:span>The plot shows the flow-density diagram. As more vehicles are placed on the road, the flow density increases and then decreases due to congestion. The vertical lines show the 95% confidence interval of the standard normal. More simulations are done with different curvatures, but the peak <text:soft-page-break/>does not change with vehicle density, only its height changes. The height changes because vehicles go slower or faster depending on the curvature.</text:p>
      <text:p text:style-name="P32"/>
      <text:p text:style-name="P34"><text:span text:style-name="T11">However b</text:span><text:span text:style-name="T10">y increasing the number of bicycles to half </text:span><text:span text:style-name="T11">shifts the </text:span><text:span text:style-name="T10">peak to the right. </text:span>This means that the road can accommodate more bikes, <text:span text:style-name="T11">and</text:span> cars can better exploit the gaps.</text:p>
      <text:p text:style-name="P34"/>
      <text:p text:style-name="P34"/>
      <text:p text:style-name="P11">12.</text:p>
      <text:p text:style-name="P28"/>
      <text:p text:style-name="P36"><text:span text:style-name="T9">- </text:span>On the 2D Pixel Plot, we can see the results of a simulation run for the Großherzog-Friedrich-Luisen-Straße with a platoon of five motorcyclists. The simulation assumes a congested traffic scenario with a density of 3%. The x-axis represents the length of the street, while the y-axis represents time, with separate plots for the left and right lanes. The right lane appears denser due to vehicles orienting towards it.</text:p>
      <text:p text:style-name="Text_20_body">The platoon of motorcyclists is marked with a red circle, and they mostly drive on the right lane. The lines that are more horizontal than the platoon are cars, while the lines that are more vertical are bicycles. Note that any random brakes have been turned off in this simulation, which is why the lines appear more vertical as a whole on the 2D Plot.</text:p>
      <text:p text:style-name="P29"/>
      <text:p text:style-name="P29"/>
      <text:p text:style-name="P12">13.</text:p>
      <text:p text:style-name="P35"/>
      <text:p text:style-name="P31">On the right side of the slide, a street is displayed with a significant curvature at 2/3 <text:span text:style-name="T12">of </text:span>the trip. On the left side, the corresponding fun-distribution curves of the five motorcyclists are shown running for 10 loops. The continuous line represents the mean of the 10 loops, while the semitransparent lines represent the 95% confidence interval. </text:p>
      <text:p text:style-name="Text_20_body">In the fun-distribution diagram, it is evident that the motorcyclists experience congestion at the point where the street curvature is the strongest. This is reflected in the diagram, where the motorcyclists cannot achieve their desired speed or preferred distance to each other.</text:p>
      <text:p text:style-name="Text_20_body"/>
      <text:p text:style-name="P13">14.</text:p>
      <text:p text:style-name="P37">The left histogram shows the mean fun value for each time step of each motorcyclist, indicating that in this simulation setup, Biker 4 has the lowest fun, while Biker 0 has the highest fun. On the right histogram, the roles of each motorcyclist are shown, indicating that since the platoon drives in a line, their roles mostly remain the same, with Biker 4 as the leader and Biker 0 as the sweeper, as initialized.</text:p>
      <text:p text:style-name="P37"/>
      <text:p text:style-name="P14">15.</text:p>
      <text:p text:style-name="P38">This slide shows the table of the rankings of seven selected streets from the Black Forest region. I randomly selected the streets based on the most twisty roads found from the website roadcurvature.com. The column "curvature" shows the sum of the curvature of each street, while the next column "sum-fun-free" shows the fun gathered by the platoon under free traffic, and "sum-fun-congested" shows the fun under congested traffic for the ten loops. All three columns are <text:soft-page-break/>normalized with the time-step done for one run, which is shown in the next column. I then ranked those values from highest to lowest. After ranking, I calculated the Spearman rank correlation coefficient between those ranks, which had a high correlation of above 80%. After comparing it with the critical value table, the correlation is significant at the 5% level.</text:p>
      <text:p text:style-name="P38"/>
      <text:p text:style-name="P38">- This indicates that the ranking based on the sum of curvature and sum of fun are consistent with each other. <text:span text:style-name="T13">Streets with high curvature </text:span>provide a fun driving experience for the platoon of motorcyclists, even under congested traffic conditions. </text:p>
      <text:p text:style-name="P38"/>
      <text:p text:style-name="P15">16.</text:p>
      <text:p text:style-name="P39">The last slide provides the conclusion. </text:p>
      <text:p text:style-name="P39">- Crawling real data from roadcurvature is difficult since I use inly the tooltips provided by the website by clicking on the street. There are missing values, the maximum speed is not usable from the tooltip and I faced difficulties to match street section with its real location</text:p>
      <text:p text:style-name="P39">- The model assumptions like driving behavior and definition of the metrics and parameters impacts strongly on the results</text:p>
      <text:p text:style-name="P39">- Altogether the model can simulate expected behavior for emergent phenomena like congestion whereas curvature of the street only impacts the height of the peak in the flow-density diagram. Increasing the share of bicycles however shifts the curve to the right.</text:p>
      <text:p text:style-name="P39">- The fun definition should be able to distinguish between the roads due to its difference in curvature. </text:p>
      <text:p text:style-name="P30"/>
      <text:p text:style-name="P24"/>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0:12:59.631592012</meta:creation-date>
    <dc:date>2023-03-02T21:23:21.687564108</dc:date>
    <meta:editing-duration>PT7H3M14S</meta:editing-duration>
    <meta:editing-cycles>3</meta:editing-cycles>
    <meta:generator>LibreOffice/7.3.5.2$Linux_X86_64 LibreOffice_project/30$Build-2</meta:generator>
    <meta:document-statistic meta:table-count="0" meta:image-count="0" meta:object-count="0" meta:page-count="5" meta:paragraph-count="71" meta:word-count="1830" meta:character-count="10758" meta:non-whitespace-character-count="8986"/>
  </office:meta>
</office:document-meta>
</file>